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68.81pt" svg:x="469.84pt" svg:y="300.42pt">
            <draw:object draw:notify-on-update-of-ranges="Sheet1.H3:Sheet1.H20 Sheet1.G3:Sheet1.G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Pareto Front</svg:title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rent Load Case</text:p>
          </table:table-cell>
          <table:table-cell office:value-type="string" calcext:value-type="string">
            <text:p>Top Flange Width</text:p>
          </table:table-cell>
          <table:table-cell office:value-type="string" calcext:value-type="string">
            <text:p>Bottom Flange Width</text:p>
          </table:table-cell>
          <table:table-cell office:value-type="string" calcext:value-type="string">
            <text:p>Web Thickness</text:p>
          </table:table-cell>
          <table:table-cell office:value-type="string" calcext:value-type="string">
            <text:p>Doubler Thickness at Hoist Pin</text:p>
          </table:table-cell>
          <table:table-cell office:value-type="string" calcext:value-type="string">
            <text:p>Doubler Thickness at Load Pin</text:p>
          </table:table-cell>
          <table:table-cell office:value-type="string" calcext:value-type="string">
            <text:p>Peak Stress</text:p>
          </table:table-cell>
          <table:table-cell office:value-type="string" calcext:value-type="string">
            <text:p>Mass</text:p>
          </table:table-cell>
          <table:table-cell table:style-name="ce1"/>
        </table:table-row>
        <table:table-row table:style-name="ro1">
          <table:table-cell/>
          <table:table-cell table:number-columns-repeated="5" office:value-type="string" calcext:value-type="string">
            <text:p>mm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k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.187" calcext:value-type="float">
            <text:p>45.187</text:p>
          </table:table-cell>
          <table:table-cell office:value-type="float" office:value="9.382" calcext:value-type="float">
            <text:p>9.382</text:p>
          </table:table-cell>
          <table:table-cell office:value-type="float" office:value="0.72" calcext:value-type="float">
            <text:p>0.72</text:p>
          </table:table-cell>
          <table:table-cell office:value-type="float" office:value="45.444" calcext:value-type="float">
            <text:p>45.444</text:p>
          </table:table-cell>
          <table:table-cell office:value-type="float" office:value="42.066" calcext:value-type="float">
            <text:p>42.066</text:p>
          </table:table-cell>
          <table:table-cell office:value-type="float" office:value="77.4876457928591" calcext:value-type="float">
            <text:p>77.4876457928591</text:p>
          </table:table-cell>
          <table:table-cell office:value-type="float" office:value="80.73475617" calcext:value-type="float">
            <text:p>80.734756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.33" calcext:value-type="float">
            <text:p>122.33</text:p>
          </table:table-cell>
          <table:table-cell office:value-type="float" office:value="43.98" calcext:value-type="float">
            <text:p>43.98</text:p>
          </table:table-cell>
          <table:table-cell office:value-type="float" office:value="5.871" calcext:value-type="float">
            <text:p>5.871</text:p>
          </table:table-cell>
          <table:table-cell office:value-type="float" office:value="16.826" calcext:value-type="float">
            <text:p>16.826</text:p>
          </table:table-cell>
          <table:table-cell office:value-type="float" office:value="143.472" calcext:value-type="float">
            <text:p>143.472</text:p>
          </table:table-cell>
          <table:table-cell office:value-type="float" office:value="23.3205513193042" calcext:value-type="float">
            <text:p>23.3205513193042</text:p>
          </table:table-cell>
          <table:table-cell office:value-type="float" office:value="184.3980191" calcext:value-type="float">
            <text:p>184.39801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889" calcext:value-type="float">
            <text:p>31.889</text:p>
          </table:table-cell>
          <table:table-cell office:value-type="float" office:value="223.248" calcext:value-type="float">
            <text:p>223.248</text:p>
          </table:table-cell>
          <table:table-cell office:value-type="float" office:value="2.209" calcext:value-type="float">
            <text:p>2.209</text:p>
          </table:table-cell>
          <table:table-cell office:value-type="float" office:value="20.561" calcext:value-type="float">
            <text:p>20.561</text:p>
          </table:table-cell>
          <table:table-cell office:value-type="float" office:value="159.743" calcext:value-type="float">
            <text:p>159.743</text:p>
          </table:table-cell>
          <table:table-cell office:value-type="float" office:value="22.4692627876951" calcext:value-type="float">
            <text:p>22.4692627876951</text:p>
          </table:table-cell>
          <table:table-cell office:value-type="float" office:value="202.7222009" calcext:value-type="float">
            <text:p>202.72220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.003" calcext:value-type="float">
            <text:p>125.003</text:p>
          </table:table-cell>
          <table:table-cell office:value-type="float" office:value="132.068" calcext:value-type="float">
            <text:p>132.068</text:p>
          </table:table-cell>
          <table:table-cell office:value-type="float" office:value="48.655" calcext:value-type="float">
            <text:p>48.655</text:p>
          </table:table-cell>
          <table:table-cell office:value-type="float" office:value="103.698" calcext:value-type="float">
            <text:p>103.698</text:p>
          </table:table-cell>
          <table:table-cell office:value-type="float" office:value="260.938" calcext:value-type="float">
            <text:p>260.938</text:p>
          </table:table-cell>
          <table:table-cell office:value-type="float" office:value="11.2913804935613" calcext:value-type="float">
            <text:p>11.2913804935613</text:p>
          </table:table-cell>
          <table:table-cell office:value-type="float" office:value="656.8421652" calcext:value-type="float">
            <text:p>656.842165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.746" calcext:value-type="float">
            <text:p>82.746</text:p>
          </table:table-cell>
          <table:table-cell office:value-type="float" office:value="216.709" calcext:value-type="float">
            <text:p>216.709</text:p>
          </table:table-cell>
          <table:table-cell office:value-type="float" office:value="66.473" calcext:value-type="float">
            <text:p>66.473</text:p>
          </table:table-cell>
          <table:table-cell office:value-type="float" office:value="64.271" calcext:value-type="float">
            <text:p>64.271</text:p>
          </table:table-cell>
          <table:table-cell office:value-type="float" office:value="266.978" calcext:value-type="float">
            <text:p>266.978</text:p>
          </table:table-cell>
          <table:table-cell office:value-type="float" office:value="10.7527888724176" calcext:value-type="float">
            <text:p>10.7527888724176</text:p>
          </table:table-cell>
          <table:table-cell office:value-type="float" office:value="778.0226202" calcext:value-type="float">
            <text:p>778.02262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029" calcext:value-type="float">
            <text:p>9.029</text:p>
          </table:table-cell>
          <table:table-cell office:value-type="float" office:value="23.261" calcext:value-type="float">
            <text:p>23.261</text:p>
          </table:table-cell>
          <table:table-cell office:value-type="float" office:value="1.288" calcext:value-type="float">
            <text:p>1.288</text:p>
          </table:table-cell>
          <table:table-cell office:value-type="float" office:value="32.962" calcext:value-type="float">
            <text:p>32.962</text:p>
          </table:table-cell>
          <table:table-cell office:value-type="float" office:value="102.354" calcext:value-type="float">
            <text:p>102.354</text:p>
          </table:table-cell>
          <table:table-cell office:value-type="float" office:value="58.3578888841021" calcext:value-type="float">
            <text:p>58.3578888841021</text:p>
          </table:table-cell>
          <table:table-cell office:value-type="float" office:value="91.66486639" calcext:value-type="float">
            <text:p>91.664866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88" calcext:value-type="float">
            <text:p>7.888</text:p>
          </table:table-cell>
          <table:table-cell office:value-type="float" office:value="25.445" calcext:value-type="float">
            <text:p>25.445</text:p>
          </table:table-cell>
          <table:table-cell office:value-type="float" office:value="10.924" calcext:value-type="float">
            <text:p>10.924</text:p>
          </table:table-cell>
          <table:table-cell office:value-type="float" office:value="46.424" calcext:value-type="float">
            <text:p>46.424</text:p>
          </table:table-cell>
          <table:table-cell office:value-type="float" office:value="81.654" calcext:value-type="float">
            <text:p>81.654</text:p>
          </table:table-cell>
          <table:table-cell office:value-type="float" office:value="40.2154320030259" calcext:value-type="float">
            <text:p>40.2154320030259</text:p>
          </table:table-cell>
          <table:table-cell office:value-type="float" office:value="165.5564978" calcext:value-type="float">
            <text:p>165.55649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5.855" calcext:value-type="float">
            <text:p>235.855</text:p>
          </table:table-cell>
          <table:table-cell office:value-type="float" office:value="54.013" calcext:value-type="float">
            <text:p>54.013</text:p>
          </table:table-cell>
          <table:table-cell office:value-type="float" office:value="4.319" calcext:value-type="float">
            <text:p>4.319</text:p>
          </table:table-cell>
          <table:table-cell office:value-type="float" office:value="8.196" calcext:value-type="float">
            <text:p>8.196</text:p>
          </table:table-cell>
          <table:table-cell office:value-type="float" office:value="173.487" calcext:value-type="float">
            <text:p>173.487</text:p>
          </table:table-cell>
          <table:table-cell office:value-type="float" office:value="19.2850470586022" calcext:value-type="float">
            <text:p>19.2850470586022</text:p>
          </table:table-cell>
          <table:table-cell office:value-type="float" office:value="228.4974471" calcext:value-type="float">
            <text:p>228.497447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9.703" calcext:value-type="float">
            <text:p>129.703</text:p>
          </table:table-cell>
          <table:table-cell office:value-type="float" office:value="88.752" calcext:value-type="float">
            <text:p>88.752</text:p>
          </table:table-cell>
          <table:table-cell office:value-type="float" office:value="11.755" calcext:value-type="float">
            <text:p>11.755</text:p>
          </table:table-cell>
          <table:table-cell office:value-type="float" office:value="58.313" calcext:value-type="float">
            <text:p>58.313</text:p>
          </table:table-cell>
          <table:table-cell office:value-type="float" office:value="265.222" calcext:value-type="float">
            <text:p>265.222</text:p>
          </table:table-cell>
          <table:table-cell office:value-type="float" office:value="11.8763903560472" calcext:value-type="float">
            <text:p>11.8763903560472</text:p>
          </table:table-cell>
          <table:table-cell office:value-type="float" office:value="333.1113395" calcext:value-type="float">
            <text:p>333.111339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.797" calcext:value-type="float">
            <text:p>158.797</text:p>
          </table:table-cell>
          <table:table-cell office:value-type="float" office:value="87.264" calcext:value-type="float">
            <text:p>87.264</text:p>
          </table:table-cell>
          <table:table-cell office:value-type="float" office:value="3.138" calcext:value-type="float">
            <text:p>3.138</text:p>
          </table:table-cell>
          <table:table-cell office:value-type="float" office:value="41.348" calcext:value-type="float">
            <text:p>41.348</text:p>
          </table:table-cell>
          <table:table-cell office:value-type="float" office:value="164.502" calcext:value-type="float">
            <text:p>164.502</text:p>
          </table:table-cell>
          <table:table-cell office:value-type="float" office:value="19.4480141081628" calcext:value-type="float">
            <text:p>19.4480141081628</text:p>
          </table:table-cell>
          <table:table-cell office:value-type="float" office:value="224.2937695" calcext:value-type="float">
            <text:p>224.29376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367" calcext:value-type="float">
            <text:p>54.367</text:p>
          </table:table-cell>
          <table:table-cell office:value-type="float" office:value="128.494" calcext:value-type="float">
            <text:p>128.494</text:p>
          </table:table-cell>
          <table:table-cell office:value-type="float" office:value="5.457" calcext:value-type="float">
            <text:p>5.457</text:p>
          </table:table-cell>
          <table:table-cell office:value-type="float" office:value="8.276" calcext:value-type="float">
            <text:p>8.276</text:p>
          </table:table-cell>
          <table:table-cell office:value-type="float" office:value="79.125" calcext:value-type="float">
            <text:p>79.125</text:p>
          </table:table-cell>
          <table:table-cell office:value-type="float" office:value="41.3432190268102" calcext:value-type="float">
            <text:p>41.3432190268102</text:p>
          </table:table-cell>
          <table:table-cell office:value-type="float" office:value="154.0946027" calcext:value-type="float">
            <text:p>154.094602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.822" calcext:value-type="float">
            <text:p>66.822</text:p>
          </table:table-cell>
          <table:table-cell office:value-type="float" office:value="57.186" calcext:value-type="float">
            <text:p>57.186</text:p>
          </table:table-cell>
          <table:table-cell office:value-type="float" office:value="7.147" calcext:value-type="float">
            <text:p>7.147</text:p>
          </table:table-cell>
          <table:table-cell office:value-type="float" office:value="7.03" calcext:value-type="float">
            <text:p>7.03</text:p>
          </table:table-cell>
          <table:table-cell office:value-type="float" office:value="78.828" calcext:value-type="float">
            <text:p>78.828</text:p>
          </table:table-cell>
          <table:table-cell office:value-type="float" office:value="45.5724096660677" calcext:value-type="float">
            <text:p>45.5724096660677</text:p>
          </table:table-cell>
          <table:table-cell office:value-type="float" office:value="141.8705564" calcext:value-type="float">
            <text:p>141.87055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.493" calcext:value-type="float">
            <text:p>44.493</text:p>
          </table:table-cell>
          <table:table-cell office:value-type="float" office:value="81.783" calcext:value-type="float">
            <text:p>81.783</text:p>
          </table:table-cell>
          <table:table-cell office:value-type="float" office:value="3.235" calcext:value-type="float">
            <text:p>3.235</text:p>
          </table:table-cell>
          <table:table-cell office:value-type="float" office:value="54.677" calcext:value-type="float">
            <text:p>54.677</text:p>
          </table:table-cell>
          <table:table-cell office:value-type="float" office:value="117.922" calcext:value-type="float">
            <text:p>117.922</text:p>
          </table:table-cell>
          <table:table-cell office:value-type="float" office:value="30.0698100369855" calcext:value-type="float">
            <text:p>30.0698100369855</text:p>
          </table:table-cell>
          <table:table-cell office:value-type="float" office:value="167.58252" calcext:value-type="float">
            <text:p>167.5825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666" calcext:value-type="float">
            <text:p>48.666</text:p>
          </table:table-cell>
          <table:table-cell office:value-type="float" office:value="152.649" calcext:value-type="float">
            <text:p>152.649</text:p>
          </table:table-cell>
          <table:table-cell office:value-type="float" office:value="2.092" calcext:value-type="float">
            <text:p>2.092</text:p>
          </table:table-cell>
          <table:table-cell office:value-type="float" office:value="38.277" calcext:value-type="float">
            <text:p>38.277</text:p>
          </table:table-cell>
          <table:table-cell office:value-type="float" office:value="241.894" calcext:value-type="float">
            <text:p>241.894</text:p>
          </table:table-cell>
          <table:table-cell office:value-type="float" office:value="13.4419106843121" calcext:value-type="float">
            <text:p>13.4419106843121</text:p>
          </table:table-cell>
          <table:table-cell office:value-type="float" office:value="228.7859084" calcext:value-type="float">
            <text:p>228.785908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3.071" calcext:value-type="float">
            <text:p>133.071</text:p>
          </table:table-cell>
          <table:table-cell office:value-type="float" office:value="90.383" calcext:value-type="float">
            <text:p>90.383</text:p>
          </table:table-cell>
          <table:table-cell office:value-type="float" office:value="10.44" calcext:value-type="float">
            <text:p>10.44</text:p>
          </table:table-cell>
          <table:table-cell office:value-type="float" office:value="111.435" calcext:value-type="float">
            <text:p>111.435</text:p>
          </table:table-cell>
          <table:table-cell office:value-type="float" office:value="268.301" calcext:value-type="float">
            <text:p>268.301</text:p>
          </table:table-cell>
          <table:table-cell office:value-type="float" office:value="11.833767646285" calcext:value-type="float">
            <text:p>11.833767646285</text:p>
          </table:table-cell>
          <table:table-cell office:value-type="float" office:value="368.3167426" calcext:value-type="float">
            <text:p>368.316742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571" calcext:value-type="float">
            <text:p>148.571</text:p>
          </table:table-cell>
          <table:table-cell office:value-type="float" office:value="1.112" calcext:value-type="float">
            <text:p>1.112</text:p>
          </table:table-cell>
          <table:table-cell office:value-type="float" office:value="2.054" calcext:value-type="float">
            <text:p>2.054</text:p>
          </table:table-cell>
          <table:table-cell office:value-type="float" office:value="259.884" calcext:value-type="float">
            <text:p>259.884</text:p>
          </table:table-cell>
          <table:table-cell office:value-type="float" office:value="12.8490640607175" calcext:value-type="float">
            <text:p>12.8490640607175</text:p>
          </table:table-cell>
          <table:table-cell office:value-type="float" office:value="237.6985843" calcext:value-type="float">
            <text:p>237.69858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791" calcext:value-type="float">
            <text:p>53.791</text:p>
          </table:table-cell>
          <table:table-cell office:value-type="float" office:value="33.48" calcext:value-type="float">
            <text:p>33.48</text:p>
          </table:table-cell>
          <table:table-cell office:value-type="float" office:value="2.962" calcext:value-type="float">
            <text:p>2.962</text:p>
          </table:table-cell>
          <table:table-cell office:value-type="float" office:value="66.202" calcext:value-type="float">
            <text:p>66.202</text:p>
          </table:table-cell>
          <table:table-cell office:value-type="float" office:value="71.124" calcext:value-type="float">
            <text:p>71.124</text:p>
          </table:table-cell>
          <table:table-cell office:value-type="float" office:value="45.6445771614898" calcext:value-type="float">
            <text:p>45.6445771614898</text:p>
          </table:table-cell>
          <table:table-cell office:value-type="float" office:value="139.1266197" calcext:value-type="float">
            <text:p>139.126619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9.554" calcext:value-type="float">
            <text:p>189.554</text:p>
          </table:table-cell>
          <table:table-cell office:value-type="float" office:value="175.236" calcext:value-type="float">
            <text:p>175.236</text:p>
          </table:table-cell>
          <table:table-cell office:value-type="float" office:value="5.447" calcext:value-type="float">
            <text:p>5.447</text:p>
          </table:table-cell>
          <table:table-cell office:value-type="float" office:value="17.632" calcext:value-type="float">
            <text:p>17.632</text:p>
          </table:table-cell>
          <table:table-cell office:value-type="float" office:value="253.453" calcext:value-type="float">
            <text:p>253.453</text:p>
          </table:table-cell>
          <table:table-cell office:value-type="float" office:value="12.5799820506948" calcext:value-type="float">
            <text:p>12.5799820506948</text:p>
          </table:table-cell>
          <table:table-cell office:value-type="float" office:value="308.2205338" calcext:value-type="float">
            <text:p>308.22053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22:08:01.711220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09:31:58.342395017</meta:creation-date>
    <dc:date>2019-03-26T22:11:49.511734212</dc:date>
    <meta:editing-duration>PT11M38S</meta:editing-duration>
    <meta:editing-cycles>2</meta:editing-cycles>
    <meta:generator>LibreOffice/6.2.1.2$Linux_X86_64 LibreOffice_project/20$Build-2</meta:generator>
    <meta:document-statistic meta:table-count="1" meta:cell-count="1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484cm" xlink:href=".." xlink:type="simple" chart:class="chart:scatter" chart:column-mapping="1 0" chart:style-name="ch1">
        <chart:title svg:x="6.58cm" svg:y="0.324cm" chart:style-name="ch2">
          <text:p>Pareto Front</text:p>
        </chart:title>
        <chart:plot-area chart:style-name="ch3" table:cell-range-address="Sheet1.G3:Sheet1.H20" svg:x="1.251cm" svg:y="1.214cm" svg:width="14.428cm" svg:height="7.179cm">
          <chartooo:coordinate-region svg:x="1.872cm" svg:y="1.374cm" svg:width="13.527cm" svg:height="6.451cm"/>
          <chart:axis chart:dimension="x" chart:name="primary-x" chart:style-name="ch4">
            <chart:title svg:x="7.707cm" svg:y="8.583cm" chart:style-name="ch5">
              <text:p>Mass (kg)</text:p>
            </chart:title>
          </chart:axis>
          <chart:axis chart:dimension="y" chart:name="primary-y" chart:style-name="ch4">
            <chart:title svg:x="0.451cm" svg:y="6.183cm" chart:style-name="ch6">
              <text:p>Peak Stress (MPa)</text:p>
            </chart:title>
            <chart:grid chart:style-name="ch7" chart:class="major"/>
          </chart:axis>
          <chart:series chart:style-name="ch8" chart:values-cell-range-address="Sheet1.G3:Sheet1.G20" chart:class="chart:scatter">
            <chart:domain table:cell-range-address="Sheet1.H3:Sheet1.H20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.73475617">
                <text:p>80.73475617</text:p>
                <draw:g>
                  <svg:desc>Sheet1.H3:Sheet1.H20</svg:desc>
                </draw:g>
              </table:table-cell>
              <table:table-cell office:value-type="float" office:value="77.4876457928591">
                <text:p>77.4876457928591</text:p>
                <draw:g>
                  <svg:desc>Sheet1.G3:Sheet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4.3980191">
                <text:p>184.3980191</text:p>
              </table:table-cell>
              <table:table-cell office:value-type="float" office:value="23.3205513193042">
                <text:p>23.3205513193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.7222009">
                <text:p>202.7222009</text:p>
              </table:table-cell>
              <table:table-cell office:value-type="float" office:value="22.4692627876951">
                <text:p>22.4692627876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6.8421652">
                <text:p>656.8421652</text:p>
              </table:table-cell>
              <table:table-cell office:value-type="float" office:value="11.2913804935613">
                <text:p>11.2913804935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8.0226202">
                <text:p>778.0226202</text:p>
              </table:table-cell>
              <table:table-cell office:value-type="float" office:value="10.7527888724176">
                <text:p>10.7527888724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66486639">
                <text:p>91.66486639</text:p>
              </table:table-cell>
              <table:table-cell office:value-type="float" office:value="58.3578888841021">
                <text:p>58.3578888841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.5564978">
                <text:p>165.5564978</text:p>
              </table:table-cell>
              <table:table-cell office:value-type="float" office:value="40.2154320030259">
                <text:p>40.2154320030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8.4974471">
                <text:p>228.4974471</text:p>
              </table:table-cell>
              <table:table-cell office:value-type="float" office:value="19.2850470586022">
                <text:p>19.2850470586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3.1113395">
                <text:p>333.1113395</text:p>
              </table:table-cell>
              <table:table-cell office:value-type="float" office:value="11.8763903560472">
                <text:p>11.87639035604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4.2937695">
                <text:p>224.2937695</text:p>
              </table:table-cell>
              <table:table-cell office:value-type="float" office:value="19.4480141081628">
                <text:p>19.4480141081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.0946027">
                <text:p>154.0946027</text:p>
              </table:table-cell>
              <table:table-cell office:value-type="float" office:value="41.3432190268102">
                <text:p>41.3432190268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.8705564">
                <text:p>141.8705564</text:p>
              </table:table-cell>
              <table:table-cell office:value-type="float" office:value="45.5724096660677">
                <text:p>45.5724096660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7.58252">
                <text:p>167.58252</text:p>
              </table:table-cell>
              <table:table-cell office:value-type="float" office:value="30.0698100369855">
                <text:p>30.0698100369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8.7859084">
                <text:p>228.7859084</text:p>
              </table:table-cell>
              <table:table-cell office:value-type="float" office:value="13.4419106843121">
                <text:p>13.4419106843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8.3167426">
                <text:p>368.3167426</text:p>
              </table:table-cell>
              <table:table-cell office:value-type="float" office:value="11.833767646285">
                <text:p>11.833767646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7.6985843">
                <text:p>237.6985843</text:p>
              </table:table-cell>
              <table:table-cell office:value-type="float" office:value="12.8490640607175">
                <text:p>12.8490640607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9.1266197">
                <text:p>139.1266197</text:p>
              </table:table-cell>
              <table:table-cell office:value-type="float" office:value="45.6445771614898">
                <text:p>45.64457716148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8.2205338">
                <text:p>308.2205338</text:p>
              </table:table-cell>
              <table:table-cell office:value-type="float" office:value="12.5799820506948">
                <text:p>12.5799820506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